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409in"/>
    </style:style>
    <style:style style:name="co2" style:family="table-column">
      <style:table-column-properties fo:break-before="auto" style:column-width="0.18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1.6717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5835in"/>
    </style:style>
    <style:style style:name="co7" style:family="table-column">
      <style:table-column-properties fo:break-before="auto" style:column-width="1.5098in"/>
    </style:style>
    <style:style style:name="co8" style:family="table-column">
      <style:table-column-properties fo:break-before="auto" style:column-width="1.8134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0665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2.2957in"/>
    </style:style>
    <style:style style:name="co14" style:family="table-column">
      <style:table-column-properties fo:break-before="auto" style:column-width="0.1673in"/>
    </style:style>
    <style:style style:name="co15" style:family="table-column">
      <style:table-column-properties fo:break-before="auto" style:column-width="1.5181in"/>
    </style:style>
    <style:style style:name="co16" style:family="table-column">
      <style:table-column-properties fo:break-before="auto" style:column-width="1.622in"/>
    </style:style>
    <style:style style:name="co17" style:family="table-column">
      <style:table-column-properties fo:break-before="auto" style:column-width="0.1909in"/>
    </style:style>
    <style:style style:name="co18" style:family="table-column">
      <style:table-column-properties fo:break-before="auto" style:column-width="0.3154in"/>
    </style:style>
    <style:style style:name="co19" style:family="table-column">
      <style:table-column-properties fo:break-before="auto" style:column-width="0.1339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5882in"/>
    </style:style>
    <style:style style:name="co22" style:family="table-column">
      <style:table-column-properties fo:break-before="auto" style:column-width="0.1453in"/>
    </style:style>
    <style:style style:name="co23" style:family="table-column">
      <style:table-column-properties fo:break-before="auto" style:column-width="1.1409in"/>
    </style:style>
    <style:style style:name="co24" style:family="table-column">
      <style:table-column-properties fo:break-before="auto" style:column-width="1.5217in"/>
    </style:style>
    <style:style style:name="co25" style:family="table-column">
      <style:table-column-properties fo:break-before="auto" style:column-width="0.1118in"/>
    </style:style>
    <style:style style:name="co26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4.2382in"/>
    </style:style>
    <style:style style:name="co28" style:family="table-column">
      <style:table-column-properties fo:break-before="auto" style:column-width="3.5909in"/>
    </style:style>
    <style:style style:name="co29" style:family="table-column">
      <style:table-column-properties fo:break-before="auto" style:column-width="5.95in"/>
    </style:style>
    <style:style style:name="co30" style:family="table-column">
      <style:table-column-properties fo:break-before="auto" style:column-width="3.9764in"/>
    </style:style>
    <style:style style:name="ro1" style:family="table-row">
      <style:table-row-properties style:row-height="0.1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08in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08in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08in solid #000000" fo:border-right="none" fo:border-top="0.0008in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08in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08in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08in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08in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08in solid #000000" fo:border-top="0.0008in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08in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08in solid #000000" fo:border-left="none" fo:border-right="0.0008in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08in solid #000000" fo:border-top="none"/>
    </style:style>
    <style:style style:name="ce25" style:family="table-cell" style:parent-style-name="Default">
      <style:table-cell-properties fo:border="0.0008in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08in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08in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08in solid #000000" fo:border-right="none" fo:border-top="0.0008in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08in solid #000000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order-left="0.0008in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fo:background-color="#ccccff" fo:border-left="0.0008in solid #000000" fo:border-right="0.0008in solid #000000" fo:border-top="0.0008in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7" style:family="table-cell" style:parent-style-name="Default">
      <style:table-cell-properties fo:border-bottom="0.0008in solid #000000" fo:background-color="#ccccff" fo:border-left="0.0008in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9" style:family="table-cell" style:parent-style-name="Default">
      <style:table-cell-properties fo:background-color="#47b8b8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none" fo:border-left="0.0008in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none" fo:border-left="none" fo:border-right="none" fo:border-top="0.0008in solid #000000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none" fo:border-left="0.0008in solid #000000" fo:border-right="none" fo:border-top="0.0008in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fo:border-left="none" fo:border-right="0.0008in solid #000000" fo:border-top="0.0008in solid #000000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fo:font-size="8.5pt" fo:font-style="italic" style:font-size-asian="8.5pt" style:font-style-asian="italic" style:font-size-complex="8.5pt" style:font-style-complex="italic"/>
    </style:style>
    <style:style style:name="ce51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ext-properties fo:font-size="8.5pt" style:font-size-asian="8.5pt" style:font-size-complex="8.5pt"/>
    </style:style>
    <style:style style:name="ce53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4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7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in"/>
      <style:text-properties fo:font-size="8.5pt" fo:font-style="italic" style:font-size-asian="8.5pt" style:font-style-asian="italic" style:font-size-complex="8.5pt" style:font-style-complex="italic"/>
    </style:style>
    <style:style style:name="ce60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1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2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ooc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ooc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4"/>
          <table:table-cell table:style-name="ce18" office:value-type="string">
            <text:p>Schema Version</text:p>
          </table:table-cell>
          <table:table-cell table:style-name="ce47" office:value-type="string">
            <text:p>1.01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4"/>
          <table:table-cell/>
          <table:table-cell table:style-name="ce19" office:value-type="date" office:date-value="2009-08-19">
            <text:p>2009-08-19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ooc:=[.D3]" office:value-type="date" office:date-value="2009-08-19">
            <text:p>2009-08-19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ooc:=[.D3]" office:value-type="date" office:date-value="2009-08-19">
            <text:p>2009-08-19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5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table:formula="oooc:=[.N65]" office:value-type="string" office:string-value="GeographyId">
            <text:p>GeographyId</text:p>
          </table:table-cell>
          <table:table-cell table:style-name="ce4" table:formula="oooc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ooc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ooc:=[.H40]" office:value-type="string" office:string-value="UserId">
            <text:p>UserId</text:p>
          </table:table-cell>
          <table:table-cell table:style-name="ce20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14" table:formula="oooc:=[.H58]" office:value-type="string" office:string-value="SessionId">
            <text:p>SessionId</text:p>
          </table:table-cell>
          <table:table-cell table:style-name="ce24" table:formula="oooc:=[.I58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1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C6]" office:value-type="string" office:string-value="CountryIso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1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ooc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2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1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3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6" table:formula="oooc:=[.Q5]" office:value-type="string" office:string-value="DisasterId">
            <text:p>DisasterId</text:p>
          </table:table-cell>
          <table:table-cell table:style-name="ce20" table:formula="oooc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Record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14" office:value-type="string">
            <text:p>GeographyFQName</text:p>
          </table:table-cell>
          <table:table-cell table:style-name="ce21" office:value-type="string">
            <text:p>VARCHAR(250) DEFAULT '---'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14"/>
          <table:table-cell table:style-name="ce34" office:value-type="string" table:number-columns-spanned="2" table:number-rows-spanned="1">
            <text:p>SessionValue</text:p>
          </table:table-cell>
          <table:covered-table-cell/>
          <table:table-cell table:style-name="ce24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ce43" office:value-type="string" table:number-columns-spanned="2" table:number-rows-spanned="1">
            <text:p>EEField</text:p>
          </table:table-cell>
          <table:covered-table-cell table:style-name="ce48"/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1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4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14"/>
          <table:table-cell table:style-name="ce35" office:value-type="string">
            <text:p>Key</text:p>
          </table:table-cell>
          <table:table-cell table:style-name="ce21" office:value-type="string">
            <text:p>VARCHAR(50)</text:p>
          </table:table-cell>
          <table:table-cell table:style-name="ce24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14"/>
          <table:table-cell table:style-name="ce4" office:value-type="string">
            <text:p>Value</text:p>
          </table:table-cell>
          <table:table-cell table:style-name="ce21" office:value-type="string">
            <text:p>NUMERIC(12)</text:p>
          </table:table-cell>
          <table:table-cell table:style-name="ce24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9"/>
          <table:table-cell table:style-name="ce4" table:formula="oooc:=[.N87]" office:value-type="string" office:string-value="EEGroupId">
            <text:p>EEGroupId</text:p>
          </table:table-cell>
          <table:table-cell table:style-name="ce21" table:formula="oooc:=[.O87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/>
          <table:table-cell table:style-name="ce4"/>
          <table:table-cell table:style-name="ce5" office:value-type="string">
            <text:p>AuxValue</text:p>
          </table:table-cell>
          <table:table-cell table:style-name="ce23" office:value-type="string">
            <text:p>VARCHAR(100)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36" office:value-type="string" table:number-columns-spanned="2" table:number-rows-spanned="1">
            <text:p>STATUS FIELDS</text:p>
          </table:table-cell>
          <table:covered-table-cell table:style-name="ce20" table:formula="oooc:=[.N91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/>
          <table:table-cell table:style-name="ce4"/>
          <table:table-cell table:style-name="ce37" office:value-type="string">
            <text:p>PUBLIC, PRIVATE, INACTIVE</text:p>
          </table:table-cell>
          <table:table-cell table:style-name="ce38"/>
          <table:table-cell table:style-name="ce21"/>
          <table:table-cell table:number-columns-repeated="2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2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3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3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 table:number-columns-repeated="3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7" table:default-cell-style-name="ce52"/>
        <table:table-column table:style-name="co28" table:default-cell-style-name="ce52"/>
        <table:table-column table:style-name="co26" table:number-columns-repeated="254" table:default-cell-style-name="ce52"/>
        <table:table-row table:style-name="ro2">
          <table:table-cell table:style-name="ce49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0" table:formula="oooc:=[Tables.D3]" office:value-type="date" office:date-value="2009-08-19">
            <text:p>2009-08-19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1" table:formula="oooc:=CONCATENATE([Tables.$Q$2];&quot;:&quot;;[Tables.$R$2])" office:value-type="string" office:string-value="Schema Version:1.01">
            <text:p>Schema Version:1.01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1" table:formula="oooc:=CONCATENATE([.$A$5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formula="oooc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5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5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5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5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formula="oooc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5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formula="oooc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1" table:formula="oooc:=CONCATENATE([.$A$5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formula="oooc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ce51"/>
          <table:table-cell table:number-columns-repeated="255"/>
        </table:table-row>
        <table:table-row table:style-name="ro3">
          <table:table-cell table:style-name="ce51" table:formula="oooc:=CONCATENATE([.$A$5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3">
          <table:table-cell table:formula="oooc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3">
          <table:table-cell table:formula="oooc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3">
          <table:table-cell table:formula="oooc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3">
          <table:table-cell table:formula="oooc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3">
          <table:table-cell table:formula="oooc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3">
          <table:table-cell table:formula="oooc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5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6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3">
          <table:table-cell table:style-name="ce56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3">
          <table:table-cell table:style-name="ce56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table:formula="oooc:=CONCATENATE(&quot;insert into Info values ('DBVersion','&quot;;[Tables.$R$2];&quot;','','','','');&quot;)" office:value-type="string" office:string-value="insert into Info values ('DBVersion','1.01','','','','');">
            <text:p>insert into Info values ('DBVersion','1.01','','','','');</text:p>
          </table:table-cell>
          <table:table-cell table:number-columns-repeated="255"/>
        </table:table-row>
        <table:table-row table:style-name="ro2" table:number-rows-repeated="416">
          <table:table-cell table:style-name="Default"/>
          <table:table-cell table:number-columns-repeated="255"/>
        </table:table-row>
        <table:table-row table:style-name="ro3" table:number-rows-repeated="6499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9" table:default-cell-style-name="ce52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2"/>
        <table:table-row table:style-name="ro2">
          <table:table-cell table:style-name="ce49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50" table:formula="oooc:=[Tables.D3]" office:value-type="date" office:date-value="2009-08-19">
            <text:p>2009-08-19</text:p>
          </table:table-cell>
          <table:table-cell table:number-columns-repeated="145"/>
        </table:table-row>
        <table:table-row table:style-name="ro2">
          <table:table-cell table:style-name="ce51" table:formula="oooc:=CONCATENATE([Tables.$Q$2];&quot;:&quot;; [Tables.$R$2])" office:value-type="string" office:string-value="Schema Version:1.01">
            <text:p>Schema Version:1.01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1" table:formula="oooc:=CONCATENATE([BASE.$A$5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Status VARCHAR(20), ">
            <text:p>QueryStatus VARCHAR(20)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7]; &quot; &quot;; [Tables.I37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39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39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9]; &quot; &quot;; [Tables.I49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40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51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51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5]; &quot; &quot;; [Tables.I55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52];&quot;','&quot;; [Tables.H53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57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57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8]; &quot; &quot;; [Tables.I58]; &quot;, &quot;)" office:value-type="string" office:string-value="SessionId VARCHAR(50), ">
            <text:p>Sess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RegionId VARCHAR(50), ">
            <text:p>Reg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UserId VARCHAR(20), ">
            <text:p>UserId VARCHAR(2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Valid INTEGER, ">
            <text:p>Valid INTEGER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Start DATETIME, ">
            <text:p>Start DATETIME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3]; &quot; &quot;; [Tables.I63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58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65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65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8]; &quot; &quot;; [Tables.I68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formula="oooc:=CONCATENATE([Tables.H69]; &quot; &quot;; [Tables.I69]; &quot;, &quot;)" office:value-type="string" office:string-value="RecordUpdate DATETIME, ">
            <text:p>RecordUpdate DATETIME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66];&quot;','&quot;; [Tables.H68]; &quot;')&quot;)" office:value-type="string" office:string-value="PRIMARY KEY('SessionId','RecordId')">
            <text:p>PRIMARY KEY('SessionId','Record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1" table:formula="oooc:=CONCATENATE([BASE.$A$5]; [Tables.H71]; &quot;;&quot;)" office:value-type="string" office:string-value="DROP TABLE IF EXISTS SessionValue;">
            <text:p>DROP TABLE IF EXISTS SessionValue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71]; &quot;' ( &quot;)" office:value-type="string" office:string-value="CREATE TABLE 'SessionValue' ( ">
            <text:p>CREATE TABLE 'SessionValue' ( </text:p>
          </table:table-cell>
          <table:table-cell table:number-columns-repeated="145"/>
        </table:table-row>
        <table:table-row table:style-name="ro2">
          <table:table-cell table:formula="oooc:=CONCATENATE([Tables.H72]; &quot; &quot;; [Tables.I7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73]; &quot; &quot;; [Tables.I73]; &quot;, &quot;)" office:value-type="string" office:string-value="Key VARCHAR(50), ">
            <text:p>Key VARCHAR(50), </text:p>
          </table:table-cell>
          <table:table-cell table:number-columns-repeated="145"/>
        </table:table-row>
        <table:table-row table:style-name="ro2">
          <table:table-cell table:formula="oooc:=CONCATENATE([Tables.H74]; &quot; &quot;; [Tables.I74]; &quot;, &quot;)" office:value-type="string" office:string-value="Value NUMERIC(12), ">
            <text:p>Value NUMERIC(12), </text:p>
          </table:table-cell>
          <table:table-cell table:number-columns-repeated="145"/>
        </table:table-row>
        <table:table-row table:style-name="ro2">
          <table:table-cell table:formula="oooc:=CONCATENATE([Tables.H75]; &quot; &quot;; [Tables.I75]; &quot;, &quot;)" office:value-type="string" office:string-value="AuxValue VARCHAR(100), ">
            <text:p>AuxValue VARCHAR(100)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72];&quot;','&quot;; [Tables.H73]; &quot;')&quot;)" office:value-type="string" office:string-value="PRIMARY KEY('SessionId','Key')">
            <text:p>PRIMARY KEY('SessionId','Key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5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6" office:value-type="string">
            <text:p>INSERT INTO User VALUES ('root', <text:a xlink:href="mailto:'root@localhost">'root@localhost</text:a>', '7af39c74ac6d9e68a4323440385cc1ff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6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6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6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27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table:table-column table:style-name="co30" table:default-cell-style-name="ce60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2"/>
        <table:table-row table:style-name="ro2">
          <table:table-cell table:style-name="ce58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9" table:formula="oooc:=[Tables.D3]" office:value-type="date" office:date-value="2009-08-19">
            <text:p>2009-08-19</text:p>
          </table:table-cell>
          <table:table-cell table:number-columns-repeated="255"/>
        </table:table-row>
        <table:table-row table:style-name="ro2">
          <table:table-cell table:style-name="ce51" table:formula="oooc:=CONCATENATE([Tables.$Q$2];&quot;:&quot;;[Tables.$R$2])" office:value-type="string" office:string-value="Schema Version:1.01">
            <text:p>Schema Version:1.01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61" table:formula="oooc:=CONCATENATE([BASE.$A$7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2"/>
          <table:table-cell table:number-columns-repeated="255"/>
        </table:table-row>
        <table:table-row table:style-name="ro2">
          <table:table-cell table:style-name="ce54" table:formula="oooc:=CONCATENATE([BASE.$A$5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2"/>
          <table:table-cell table:number-columns-repeated="255"/>
        </table:table-row>
        <table:table-row table:style-name="ro2">
          <table:table-cell table:style-name="ce54" table:formula="oooc:=CONCATENATE([BASE.$A$5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GeographyFQName VARCHAR(250) DEFAULT '---', ">
            <text:p>GeographyFQName VARCHAR(250) DEFAULT '---',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2"/>
          <table:table-cell table:number-columns-repeated="255"/>
        </table:table-row>
        <table:table-row table:style-name="ro2">
          <table:table-cell table:style-name="ce54" table:formula="oooc:=CONCATENATE([BASE.$A$5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formula="oooc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N86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86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87]; &quot; &quot;; [Tables.O87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88]; &quot; &quot;; [Tables.O8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89]; &quot; &quot;; [Tables.O89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90]; &quot; &quot;; [Tables.O90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91]; &quot; &quot;; [Tables.O91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formula="oooc:=CONCATENATE([Tables.N92]; &quot; &quot;; [Tables.O9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93]; &quot; &quot;; [Tables.O9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94]; &quot; &quot;; [Tables.O9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N87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formula="oooc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2"/>
          <table:table-cell table:number-columns-repeated="255"/>
        </table:table-row>
        <table:table-row table:style-name="ro2">
          <table:table-cell table:style-name="ce54" table:formula="oooc:=CONCATENATE([BASE.$A$5]; [Tables.N77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77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78]; &quot; &quot;; [Tables.O78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79]; &quot; &quot;; [Tables.O79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80]; &quot; &quot;; [Tables.O80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81]; &quot; &quot;; [Tables.O81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2"/>
          <table:table-cell table:number-columns-repeated="255"/>
        </table:table-row>
        <table:table-row table:style-name="ro2">
          <table:table-cell table:style-name="ce54" table:formula="oooc:=CONCATENATE([BASE.$A$5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2">
          <table:table-cell table:formula="oooc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2">
          <table:table-cell table:formula="oooc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2">
          <table:table-cell table:formula="oooc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2">
          <table:table-cell table:formula="oooc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2">
          <table:table-cell table:formula="oooc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2">
          <table:table-cell table:formula="oooc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 table:number-rows-repeated="6531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8.5in" fo:page-height="11in" style:num-format="1" style:print-orientation="portrait" fo:margin-top="0.3937in" fo:margin-bottom="0.3937in" fo:margin-left="0.3937in" fo:margin-right="0.3937in" style:scale-to-X="2" style:scale-to-Y="1" style:writing-mode="lr-tb"/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12/03/2009</text:date>, <text:time>07:28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12-03T07:28:15</dc:date>
    <meta:print-date>2009-08-05T19:09:57</meta:print-date>
    <meta:editing-cycles>398</meta:editing-cycles>
    <meta:editing-duration>P3DT19H39M2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1027"/>
  </office:meta>
</office:document-meta>
</file>